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style:style>
    <style:style style:name="P43"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4"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Heading_20_1" style:list-style-name="L1">
      <style:paragraph-properties fo:text-align="justify" style:justify-single-word="false"/>
    </style:style>
    <style:style style:name="P57" style:family="paragraph" style:parent-style-name="Heading_20_4" style:list-style-name="L3">
      <style:text-properties style:font-name="TAhoma" fo:font-weight="bold" style:font-weight-asian="bold" style:font-weight-complex="bold"/>
    </style:style>
    <style:style style:name="P58" style:family="paragraph" style:parent-style-name="Heading_20_4" style:list-style-name="L3">
      <style:text-properties style:font-name="TAhoma"/>
    </style:style>
    <style:style style:name="P59" style:family="paragraph" style:parent-style-name="Heading_20_4" style:list-style-name="L3">
      <style:paragraph-properties fo:orphans="2" fo:widows="2" style:writing-mode="lr-tb"/>
    </style:style>
    <style:style style:name="P60" style:family="paragraph" style:parent-style-name="Heading_20_4" style:list-style-name="L3">
      <style:paragraph-properties fo:margin-left="1.251cm" fo:margin-right="0cm" fo:orphans="2" fo:widows="2" fo:text-indent="0cm" style:auto-text-indent="false" style:writing-mode="lr-tb"/>
    </style:style>
    <style:style style:name="P61"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2"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3" style:family="paragraph" style:parent-style-name="Heading_20_2" style:list-style-name="L2">
      <style:paragraph-properties fo:text-align="justify" style:justify-single-word="false" fo:break-before="page"/>
      <style:text-properties fo:language="es" fo:country="ES"/>
    </style:style>
    <style:style style:name="P64" style:family="paragraph" style:parent-style-name="Heading_20_2" style:list-style-name="L3">
      <style:paragraph-properties fo:text-align="justify" style:justify-single-word="false" style:writing-mode="lr-tb"/>
    </style:style>
    <style:style style:name="P65" style:family="paragraph" style:parent-style-name="Heading_20_3" style:list-style-name="L3"/>
    <style:style style:name="P66"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font-name="Arial1"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Lohit Hindi"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weight="normal" style:font-weight-asian="normal" style:font-weight-complex="normal"/>
    </style:style>
    <style:style style:name="T42" style:family="text">
      <style:text-properties style:font-name="TAhoma" fo:font-size="10pt" style:font-size-asian="10pt" style:font-size-complex="10pt"/>
    </style:style>
    <style:style style:name="T43" style:family="text">
      <style:text-properties style:font-name="TAhoma" fo:font-size="13.5pt" fo:language="es" fo:country="ES" style:font-name-asian="Times New Roman" style:font-size-asian="13.5pt" style:font-size-complex="13.5pt" style:language-complex="ar" style:country-complex="SA"/>
    </style:style>
    <style:style style:name="T44" style:family="text">
      <style:text-properties style:font-name="Times New Roman" fo:font-size="10pt" style:font-size-asian="10pt" style:font-name-complex="Times New Roman" style:font-size-complex="10pt"/>
    </style:style>
    <style:style style:name="T45" style:family="text">
      <style:text-properties style:font-name="Courier New1" fo:font-size="10pt" style:font-size-asian="10pt" style:font-name-complex="Times New Roman" style:font-size-complex="10pt"/>
    </style:style>
    <style:style style:name="T46" style:family="text">
      <style:text-properties fo:language="es" fo:country="ES" style:font-name-asian="Times New Roman" style:language-complex="ar" style:country-complex="SA"/>
    </style:style>
    <style:style style:name="T47" style:family="text">
      <style:text-properties style:font-name="Arial1" style:font-name-asian="Arial1" style:font-name-complex="Arial1"/>
    </style:style>
    <style:style style:name="T48"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6"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3" text:outline-level="2">Generación de paquetes debian</text:h>
        </text:list-item>
      </text:list>
      <text:list xml:id="list20571057161" text:style-name="L3">
        <text:list-item>
          <text:list>
            <text:list-item>
              <text:h text:style-name="P65"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3">FALTA ; formtato v3</text:p>
      <text:p text:style-name="P44"/>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8">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4">Ejemplo: “curiosear” las distintas versines del paquete “hello” en</text:span><text:span text:style-name="T35">http://archive.ubuntu.com/ubuntu/pool/main/h/hello/</text:span></text:p>
      <text:p text:style-name="P44"/>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11"/>
      <text:p text:style-name="P11"/>
      <text:list xml:id="list253712936" text:continue-numbering="true" text:style-name="L3">
        <text:list-item>
          <text:h text:style-name="P64"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7">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7">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7">digitos .+~ :-</text:span><text:span text:style-name="T41"><text:line-break/></text:span><text:span text:style-name="T41">NOTA: Sólo pueden aparecer los dos puntos (:) si el número de versión contiene época. <text:s/>Sólo puede aparecer el guión (-) si la versión contiene revisión debian.</text:span></text:p>
      <text:p text:style-name="P21"><text:span text:style-name="T37">revisión_debian</text:span>: Para cada versión de upstream d eun programa, la revisión de Debian indica la versión del empaquetado. Puede contener caracteres alfanuméricos junto a <text:span text:style-name="T37">+ . ~ </text:span><text:span text:style-name="T41">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659743284" text:continue-numbering="true" text:style-name="L3">
        <text:list-item>
          <text:list>
            <text:list-item>
              <text:h text:style-name="P57" text:outline-level="4">Paquetes nativos y no nativos</text:h>
            </text:list-item>
          </text:list>
        </text:list-item>
      </text:list>
      <text:p text:style-name="P21"><text:span text:style-name="T37">Paquetes nativos</text:span><text:span text:style-name="T41">. Hablamos de paquetes nativos, cuando se está empaquetando un software que ha sido escrito explícitamente para Debian (o Ubuntu), no teniendo sentido su uso fuera de esta distribución. Con frecuencia, es el propio desarrollador el que se </text:span><text:soft-page-break/><text:span text:style-name="T41">ocupa del correspondiente empaquetado. Ejemplos de paquetes nativos en Ubuntu podrían ser: ubiquity, debian-policy, lintian, …</text:span></text:p>
      <text:p text:style-name="P21"><text:span text:style-name="T41">En este caso, la versión del programa coincide con la del propio empaquetado, por lo que en el número de versión </text:span><text:span text:style-name="T37">no aparece el guión, y no contiene la parte correspondiente a la revisión debian</text:span><text:span text:style-name="T41">.</text:span></text:p>
      <text:p text:style-name="P22">El paquete fuente correspondiente está compuesto por el fichero de descripción (.dsc) y <text:s/>el tarball correspondiente con extensión .tar.gz.</text:p>
      <text:p text:style-name="P22"><text:span text:style-name="T37">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list xml:id="list273779481" text:continue-numbering="true" text:style-name="L3">
        <text:list-item>
          <text:h text:style-name="P65" text:outline-level="3">Estructura de un paquete</text:h>
          <text:list>
            <text:list-item>
              <text:h text:style-name="P58"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text:soft-page-break/>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text:soft-page-break/>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1983166176" text:continue-list="list273779481" text:style-name="L3">
        <text:list-item>
          <text:list>
            <text:list-item>
              <text:h text:style-name="P59"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text:soft-page-break/></text:p>
      <text:p text:style-name="P25"><text:tab/><text:tab/></text:p>
      <text:p text:style-name="P25"/>
      <text:p text:style-name="P25"/>
      <text:p text:style-name="P25"/>
      <text:p text:style-name="P25"/>
      <text:list xml:id="list2134414538" text:continue-numbering="true" text:style-name="L3">
        <text:list-item>
          <text:list>
            <text:list-item>
              <text:list>
                <text:list-item>
                  <text:h text:style-name="P60" text:outline-level="4"><text:s/><text:span text:style-name="T27">Changelog</text:span></text:h>
                  <text:h text:style-name="P60"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42">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8">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836306690" text:continue-numbering="true" text:style-name="L3">
        <text:list-item>
          <text:list>
            <text:list-item>
              <text:list>
                <text:list-item>
                  <text:h text:style-name="P61" text:outline-level="4"><text:span text:style-name="T29"><text:s/>C</text:span>ontrol</text:h>
                </text:list-item>
              </text:list>
            </text:list-item>
          </text:list>
        </text:list-item>
      </text:list>
      <text:p text:style-name="P25"><text:soft-page-break/>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7">Source</text:span>: nombre de fuente a partir del cual se crearán los binarios</text:p>
      <text:p text:style-name="P25"><text:span text:style-name="T37">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text:soft-page-break/></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6">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6">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6">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6">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6">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6">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6">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6">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6">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6">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6">net</text:span> </text:p>
          </table:table-cell>
          <table:table-cell table:style-name="Tabla2.B18" office:value-type="string">
            <text:p text:style-name="Table_20_Contents">Redes </text:p>
          </table:table-cell>
          <table:table-cell table:style-name="Tabla2.C18" office:value-type="string">
            <text:p text:style-name="Table_20_Contents"><text:span text:style-name="T36">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6">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6">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6">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6">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6">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6">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6">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6">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6">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6">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6">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6">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6">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6">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6">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6">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6">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6">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6">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6">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6">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6">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6">Required</text:span>: paquetes esenciales para que el sistema trabaje adecuadamente. Si son eliminados hay un alto riesgo de que el sistema quede inutilizarle o se rompa. </text:p>
                </text:list-item>
                <text:list-item>
                  <text:p text:style-name="P53"><text:span text:style-name="T36">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6">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6">Extra</text:span>: paquetes que pueden presentar conflictos con otros paquetes en alguna de las categorías anteriores. </text:p>
                </text:list-item>
              </text:list>
            </text:list-item>
          </text:list>
        </text:list-item>
      </text:list>
      <text:p text:style-name="P28"><text:soft-page-break/><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4">-</text:span><text:span text:style-name="T45">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9">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7">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pan text:style-name="T38">all</text:span> – paquete independiente de la arquitectura del sistema. El resultado será un paquete binario cuyo nombre acabará en <text:span text:style-name="T38">_all.deb</text:span>. </text:p>
            </text:list-item>
            <text:list-item>
              <text:p text:style-name="P47"><text:span text:style-name="T38">any</text:span> – El paquete puede ser construido en cualquier arquitectura. Habrá un archivo .deb para cada arquitectura (<text:span text:style-name="T38">_i386.deb</text:span> por ejemplo). Se puede optar por una o más de un subconjunto de arquitecturas (<text:span text:style-name="T38">i386</text:span>, <text:span text:style-name="T38">amd64</text:span>, <text:span text:style-name="T38">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7">Depends</text:span>: Lista de paquetes necesarios para poder <text:span text:style-name="T1">instalar</text:span> <text:s/>o ejecutar nuestro paquete.</text:p>
      <text:p text:style-name="P33"><text:span text:style-name="T37">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oft-page-break/><text:span text:style-name="T36">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493987294" text:continue-list="list1836306690" text:style-name="L3">
        <text:list-item>
          <text:list>
            <text:list-item>
              <text:list>
                <text:list-item>
                  <text:h text:style-name="P60" text:outline-level="4"><text:span text:style-name="Example"><text:span text:style-name="T28"><text:s/></text:span></text:span><text:span text:style-name="T46">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40">build</text:span><text:span text:style-name="T41">. Se encarga de la configuración y compilación (si son necesarias) del paquete. Debera llamar siempre a clean antes de este paso.</text:span></text:p>
              <text:p text:style-name="P39"/>
            </text:list-item>
            <text:list-item>
              <text:p text:style-name="P38"><text:span text:style-name="T40">build-arch build-indep</text:span><text:span text:style-name="T41"> (opcionales). Si el paquete tiene una parte dependiente de arquitectura y/o una independiente, se podria dividir el build anterior en estas dos partes.</text:span></text:p>
              <text:p text:style-name="P39"/>
            </text:list-item>
            <text:list-item>
              <text:p text:style-name="P38"><text:span text:style-name="T40">binary, binary-arch, binary-indep</text:span><text:span text:style-name="T41">.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743196557" text:continue-list="list493987294" text:style-name="L3">
        <text:list-item>
          <text:list>
            <text:list-item>
              <text:list>
                <text:list-item>
                  <text:h text:style-name="P62"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524502697" text:continue-numbering="true" text:style-name="L3">
        <text:list-item>
          <text:list>
            <text:list-item>
              <text:list>
                <text:list-item>
                  <text:h text:style-name="P60" text:outline-level="4"><text:soft-page-break/><text:span text:style-name="Example"><text:span text:style-name="T28"><text:s/></text:span></text:span><text:span text:style-name="T46">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2017659571" text:continue-numbering="true" text:style-name="L3">
        <text:list-item>
          <text:list>
            <text:list-item>
              <text:h text:style-name="P60" text:outline-level="4"><text:span text:style-name="Example"><text:span text:style-name="T28"><text:s/></text:span></text:span><text:span text:style-name="T43">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7">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7">prerm: </text:span><text:span text:style-name="T41">d</text:span>etiene cualquier demonio asociado con un paquete. Se ejecuta antes de borrar los archivos asociados a un paquete. </text:p>
      <text:p text:style-name="P28"><text:span text:style-name="T37">postrm</text:span><text:span text:style-name="T41">: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oft-page-break/><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0:59:50</dc:date>
    <meta:print-date>2006-05-23T16:04:32</meta:print-date>
    <meta:editing-cycles>129</meta:editing-cycles>
    <meta:editing-duration>P2DT13H54M20S</meta:editing-duration>
    <meta:document-statistic meta:table-count="1" meta:image-count="4" meta:object-count="0" meta:page-count="15" meta:paragraph-count="281" meta:word-count="3798" meta:character-count="25230" meta:non-whitespace-character-count="21455"/>
    <meta:user-defined meta:name="Info 1"/>
    <meta:user-defined meta:name="Info 2"/>
    <meta:user-defined meta:name="Info 3"/>
    <meta:user-defined meta:name="Info 4"/>
  </office:meta>
</office:document-meta>
</file>